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1" fo:font-weight="bold" style:font-name-asian="SimSun" style:language-asian="zh" style:country-asian="CN" style:font-weight-asian="bold" style:font-name-complex="Arial1" style:font-weight-complex="bold"/>
    </style:style>
    <style:style style:name="P6" style:family="paragraph" style:parent-style-name="Standard">
      <style:paragraph-properties style:text-autospace="none"/>
      <style:text-properties style:font-name="Arial1" fo:font-weight="bold" style:font-name-asian="SimSun" style:language-asian="zh" style:country-asian="CN" style:font-weight-asian="bold" style:font-name-complex="Arial1"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left="0.9846in" fo:margin-right="0in" fo:text-indent="-0.25in" style:auto-text-indent="false"/>
    </style:style>
    <style:style style:name="P15" style:family="paragraph" style:parent-style-name="Standard" style:master-page-name="First_20_Page">
      <style:paragraph-properties fo:line-height="150%" style:page-number="auto" fo:break-before="auto" fo:break-after="auto"/>
    </style:style>
    <style:style style:name="P16" style:family="paragraph" style:parent-style-name="Standard" style:list-style-name="L3"/>
    <style:style style:name="P17" style:family="paragraph" style:parent-style-name="Standard" style:list-style-name="L9">
      <style:text-properties style:font-name="Monospace" fo:font-size="8pt" style:font-name-asian="Monospace" style:font-size-asian="8pt" style:font-name-complex="Monospace" style:font-size-complex="8pt"/>
    </style:style>
    <style:style style:name="P18" style:family="paragraph" style:parent-style-name="Text_20_body"/>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fo:font-weight="bold" style:font-weight-asian="bold" style:font-weight-complex="bold"/>
    </style:style>
    <style:style style:name="P25" style:family="paragraph" style:parent-style-name="Text_20_body" style:list-style-name="L8">
      <style:text-properties fo:font-weight="bold" style:font-weight-asian="bold" style:font-weight-complex="bold"/>
    </style:style>
    <style:style style:name="P26" style:family="paragraph" style:parent-style-name="Text_20_body" style:list-style-name="L9">
      <style:text-properties style:font-name="Monospace" fo:font-size="8pt" style:font-name-asian="Monospace" style:font-size-asian="8pt" style:font-name-complex="Monospace" style:font-size-complex="8pt"/>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3"/>
    <style:style style:name="P32" style:family="paragraph" style:parent-style-name="Text_20_body" style:list-style-name="L2">
      <style:paragraph-properties fo:margin-left="0.9846in" fo:margin-right="0in" fo:text-indent="-0.25in" style:auto-text-indent="false"/>
    </style:style>
    <style:style style:name="P33" style:family="paragraph" style:parent-style-name="Text_20_body" style:list-style-name="L8">
      <style:paragraph-properties fo:margin-left="0.9846in" fo:margin-right="0in" fo:text-indent="-0.25in" style:auto-text-indent="false"/>
    </style:style>
    <style:style style:name="P34" style:family="paragraph" style:parent-style-name="Text_20_body" style:list-style-name="L8">
      <style:paragraph-properties fo:margin-left="0.9846in" fo:margin-right="0in" fo:text-indent="-0.25in" style:auto-text-indent="false"/>
      <style:text-properties fo:font-weight="normal" style:font-weight-asian="normal" style:font-weight-complex="normal"/>
    </style:style>
    <style:style style:name="P35" style:family="paragraph" style:parent-style-name="Text_20_body" style:list-style-name="L2">
      <style:paragraph-properties fo:margin-left="0.4925in" fo:margin-right="0in" fo:text-indent="-0.25in" style:auto-text-indent="false"/>
    </style:style>
    <style:style style:name="P36" style:family="paragraph" style:parent-style-name="Text_20_body">
      <style:paragraph-properties fo:break-before="page"/>
    </style:style>
    <style:style style:name="P37" style:family="paragraph" style:parent-style-name="Heading_20_1" style:list-style-name="L1"/>
    <style:style style:name="P38" style:family="paragraph" style:parent-style-name="Heading_20_1" style:list-style-name=""/>
    <style:style style:name="P39" style:family="paragraph" style:parent-style-name="Heading_20_1" style:list-style-name="L1">
      <style:paragraph-properties fo:break-before="page"/>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Preformatted_20_Text">
      <style:paragraph-properties fo:margin-top="0in" fo:margin-bottom="0.1965in"/>
    </style:style>
    <style:style style:name="P43" style:family="paragraph" style:parent-style-name="List_20_Contents">
      <style:paragraph-properties fo:margin-top="0in" fo:margin-bottom="0.1965in"/>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end" fo:text-indent="0in"/>
    </style:style>
    <style:style style:name="P48"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8"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9"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0" style:family="text">
      <style:text-properties fo:color="#000000" style:font-name="Liberation Serif" fo:font-size="12pt" fo:font-style="italic" style:font-name-asian="Monospace" style:font-size-asian="10.5pt" style:font-style-asian="normal" style:font-name-complex="Monospace" style:font-size-complex="12pt" style:font-style-complex="normal"/>
    </style:style>
    <style:style style:name="T1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2" style:family="text">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T13" style:family="text">
      <style:text-properties fo:color="#000000" fo:font-style="normal" style:font-style-asian="normal" style:font-style-complex="normal"/>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erif"/>
    </style:style>
    <style:style style:name="T17" style:family="text">
      <style:text-properties style:font-name="Liberation Serif" fo:font-size="12pt" fo:font-style="normal" style:font-size-asian="12pt" style:font-style-asian="normal" style:font-size-complex="12pt" style:font-style-complex="normal"/>
    </style:style>
    <style:style style:name="T18" style:family="text">
      <style:text-properties style:font-name="Liberation Serif" fo:font-size="12pt" fo:font-style="italic" style:font-size-asian="12pt" style:font-style-asian="italic" style:font-size-complex="12pt" style:font-style-complex="italic"/>
    </style:style>
    <style:style style:name="T19" style:family="text">
      <style:text-properties style:font-name="Liberation Serif" fo:font-style="italic" fo:font-weight="bold" style:font-style-asian="italic" style:font-weight-asian="normal" style:font-style-complex="italic" style:font-weight-complex="normal"/>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style="italic" fo:font-weight="normal" style:font-style-asian="italic" style:font-weight-asian="normal" style:font-style-complex="italic" style:font-weight-complex="normal"/>
    </style:style>
    <style:style style:name="T22" style:family="text">
      <style:text-properties style:font-name="Liberation Serif" fo:font-style="normal" fo:font-weight="bold" style:font-style-asian="normal" style:font-weight-asian="normal" style:font-style-complex="normal" style:font-weight-complex="normal"/>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fo:font-weight="normal" style:font-style-asian="normal" style:font-weight-asian="normal" style:font-style-complex="normal" style:font-weight-complex="normal"/>
    </style:style>
    <style:style style:name="T25" style:family="text">
      <style:text-properties fo:color="#7f0055" fo:font-style="normal" fo:font-weight="bold" style:font-style-asian="normal" style:font-weight-asian="bold" style:font-style-complex="normal" style:font-weight-complex="bold"/>
    </style:style>
    <style:style style:name="T26" style:family="text">
      <style:text-properties fo:color="#0000ff"/>
    </style:style>
    <style:style style:name="T27" style:family="text">
      <style:text-properties fo:color="#008000"/>
    </style:style>
    <style:style style:name="T28" style:family="text">
      <style:text-properties fo:color="#ff0000"/>
    </style:style>
    <style:style style:name="T29" style:family="text">
      <style:text-properties style:font-name="Arial2"/>
    </style:style>
    <style:style style:name="T30" style:family="text">
      <style:text-properties style:font-name="Arial2" fo:font-style="normal" fo:font-weight="normal" style:font-style-asian="normal" style:font-weight-asian="normal" style:font-style-complex="normal" style:font-weight-complex="normal"/>
    </style:style>
    <style:style style:name="T31" style:family="text">
      <style:text-properties style:font-name="Arial2" fo:font-style="normal" style:font-style-asian="normal" style:font-style-complex="normal"/>
    </style:style>
    <style:style style:name="T32" style:family="text">
      <style:text-properties style:font-name="Arial2" fo:font-size="12pt" fo:font-style="normal" style:font-size-asian="12pt" style:font-style-asian="normal" style:font-size-complex="12pt" style:font-style-complex="normal"/>
    </style:style>
    <style:style style:name="T33" style:family="text">
      <style:text-properties fo:font-weight="normal" style:font-weight-asian="normal" style:font-weight-complex="normal"/>
    </style:style>
    <style:style style:name="T34" style:family="text">
      <style:text-properties style:font-name="courier"/>
    </style:style>
    <style:style style:name="T35" style:family="text">
      <style:text-properties style:font-name="courier" fo:font-style="normal" style:font-style-asian="normal" style:font-style-complex="normal"/>
    </style:style>
    <style:style style:name="T36"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37" style:family="text">
      <style:text-properties fo:color="#ffffff"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6">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1</text:p>
      <text:p text:style-name="P1"/>
      <text:p text:style-name="P8">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Abstract</text:p>
      <text:p text:style-name="P6"/>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8"/>
      <text:list xml:id="list1271221350" text:style-name="L1">
        <text:list-item>
          <text:h text:style-name="P37"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p>
      <text:list xml:id="list1077579510" text:style-name="L2">
        <text:list-item>
          <text:p text:style-name="P19">3.5“ Farb-LCD </text:p>
        </text:list-item>
        <text:list-item>
          <text:p text:style-name="P32">Auflösung: 320 x 240</text:p>
        </text:list-item>
        <text:list-item>
          <text:p text:style-name="P32">Resistiver Touchscreen</text:p>
        </text:list-item>
        <text:list-item>
          <text:p text:style-name="P35">80 MHz LM3S9B9 uC</text:p>
        </text:list-item>
        <text:list-item>
          <text:p text:style-name="P32">256kB Flash</text:p>
        </text:list-item>
        <text:list-item>
          <text:p text:style-name="P32">96kB Sram</text:p>
        </text:list-item>
        <text:list-item>
          <text:p text:style-name="P32">integrierter Ethernet Controller</text:p>
        </text:list-item>
        <text:list-item>
          <text:p text:style-name="P32">Card Reader</text:p>
        </text:list-item>
        <text:list-item>
          <text:p text:style-name="P32">ARM Cortex 3M CPU</text:p>
        </text:list-item>
      </text:list>
      <text:p text:style-name="P14"/>
      <text:p text:style-name="P14"/>
      <text:p text:style-name="P9"/>
      <text:h text:style-name="Heading_20_2" text:outline-level="2">Softwareumgebung</text:h>
      <text:h text:style-name="Heading_20_3" text:outline-level="3">FreeRTOS</text:h>
      <text:p text:style-name="Text_20_body">Als Betriebssystem wird das in C geschriebene Open Source Realtime Operatring System <text:soft-page-break/><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745910435" text:style-name="L3">
        <text:list-item>
          <text:p text:style-name="P16">Mikrocontroller mit ARM-Cortex-M3-Architektur </text:p>
        </text:list-item>
        <text:list-item>
          <text:p text:style-name="P16">Mikrocontroller mit ARM7-Architektur</text:p>
        </text:list-item>
        <text:list-item>
          <text:p text:style-name="P16">Atmel AVR und Atmel AVR32 </text:p>
        </text:list-item>
        <text:list-item>
          <text:p text:style-name="P16">Freescale Semiconductor HCS12-Familie und Coldfire V2 </text:p>
        </text:list-item>
        <text:list-item>
          <text:p text:style-name="P16">Xilinx MicroBlaze und PowerPC PPC405 </text:p>
        </text:list-item>
        <text:list-item>
          <text:p text:style-name="P16">Texas Instruments MSP430 </text:p>
        </text:list-item>
        <text:list-item>
          <text:p text:style-name="P16">Microchip Technology PIC18, PIC24, dsPIC, PIC32 </text:p>
        </text:list-item>
        <text:list-item>
          <text:p text:style-name="P16">Renesas H8/S SuperH </text:p>
        </text:list-item>
        <text:list-item>
          <text:p text:style-name="P16">Fujitsu MB91460 32bit und MB96340 16bit </text:p>
        </text:list-item>
        <text:list-item>
          <text:p text:style-name="P16">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 text:note-class="footnote"><text:note-citation>1</text:note-citation><text:note-body><text:p text:style-name="Footnote">Wikipedia – FreeRTOS, April 2010, http://de.wikipedia.org/w/index.php?title=FreeRTOS&amp;oldid=69842333</text:p></text:note-body></text:note></text:h>
      <text:p text:style-name="Text_20_body"><text:span text:style-name="T4">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text:soft-page-break/>Multitasking</text:h>
      <text:p text:style-name="Text_20_body">Der Begriff <text:span text:style-name="T4">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2" text:note-class="footnote"><text:note-citation>2</text:note-citation><text:note-body><text:p text:style-name="Footnote">RTOS Fundamentals – Multitasking, April 2010, http://www.freertos.org/implementation/index.html</text:p></text:note-body></text:note></text:p>
      <text:list xml:id="list2138567229" text:style-name="L11">
        <text:list-item>
          <text:p text:style-name="P28">Durch die Multitasking und Intertask Kommunikation können komplexe Anwendungen in kleiner, besser wartbare Tasks zerlegt werden </text:p>
        </text:list-item>
        <text:list-item>
          <text:p text:style-name="P28">Die Zerlegung von Anwendungen vereinfacht das Testen, die Wiederverwendbarkeit und die Arbeitsteilung in Teams</text:p>
        </text:list-item>
        <text:list-item>
          <text:p text:style-name="P28">Komplexe Timing Funktionen können von der Anwendung ins Betriebssystem ausgelagert werden</text:p>
        </text:list-item>
      </text:list>
      <text:p text:style-name="Text_20_body">FreeRTOS bietet 2 Möglichkeiten, um Multitasking zu verwenden, Tasks und <text:span text:style-name="T29">Co-routines</text:span><text:note text:id="ftn3" text:note-class="footnote"><text:note-citation>3</text:note-citation><text:note-body><text:p text:style-name="Footnote">FreeRTOS Dokumentation – <text:span text:style-name="T16">Tasks and Co-routines</text:span><text:span text:style-name="T29">,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4" text:note-class="footnote"><text:note-citation>4</text:note-citation><text:note-body><text:p text:style-name="Footnote">Ein <text:span text:style-name="T4">Prozess-Scheduler</text:span> ist ein Steuerprogramm, das die die zeitliche Ausführung mehrerer Prozesse in Betriebssystemen regelt</text:p></text:note-body></text:note> <text:s/>in seinem eigenen Kontext<text:note text:id="ftn5" text:note-class="footnote"><text:note-citation>5</text:note-citation><text:note-body><text:p text:style-name="Footnote">Als <text:span text:style-name="T4">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24">Vor- und Nachteile von Tasks:</text:p>
      <text:list xml:id="list660183262" text:style-name="L12">
        <text:list-item>
          <text:p text:style-name="P29">einfach</text:p>
        </text:list-item>
        <text:list-item>
          <text:p text:style-name="P29">keine Nutzungsbeschränkungen</text:p>
        </text:list-item>
        <text:list-item>
          <text:p text:style-name="P29">voll priorisierbar</text:p>
        </text:list-item>
        <text:list-item>
          <text:p text:style-name="P29">jeder Task hat einen eigenen Stack → höhere RAM-Nutzung</text:p>
        </text:list-item>
      </text:list>
      <text:p text:style-name="Text_20_body">Auf Co-routines wird hier nicht eingegangen, da LumWeb ausschließlich Tasks verwendet.</text:p>
      <text:p text:style-name="P24"/>
      <text:p text:style-name="P24"/>
      <text:p text:style-name="P24"><text:soft-page-break/>Task-States</text:p>
      <text:p text:style-name="P30">Jeder Task hat einen der folgenden States:</text:p>
      <text:list xml:id="list1643568504" text:style-name="L13">
        <text:list-item>
          <text:p text:style-name="P31"><text:span text:style-name="T3">Running</text:span><text:span text:style-name="T33"><text:line-break/>wenn ein Task ausgeführt wird, bezeichnet man ihn als </text:span><text:span text:style-name="T3">Running</text:span></text:p>
        </text:list-item>
        <text:list-item>
          <text:p text:style-name="P31"><text:span text:style-name="T3">Ready<text:line-break/></text:span><text:span text:style-name="T15">Tasks die ausgeführt werden könnten, aber zurzeit nicht ausgeführt werden, da ein anderer Task mit gleicher oder höherer Priorität <text:s/>gerade ausgeführt wird</text:span></text:p>
        </text:list-item>
        <text:list-item>
          <text:p text:style-name="P31"><text:span text:style-name="T3">Blocked<text:line-break/></text:span><text:span text:style-name="T15">Tasks <text:s/>im</text:span><text:span text:style-name="T3"> Blocked </text:span><text:span text:style-name="T15">State warten auf ein externes oder zeitliches Event </text:span></text:p>
        </text:list-item>
        <text:list-item>
          <text:p text:style-name="P31"><text:span text:style-name="T21">Suspended<text:line-break/></text:span><text:span text:style-name="T24">Tasks im </text:span><text:span text:style-name="T21">Suspended </text:span><text:span text:style-name="T24">State werden vom Schedular ignoriert, dieser State wird nur durch explizities Aufrufen von </text:span><text:span text:style-name="T18">vTaskSuspend</text:span><text:span text:style-name="T31">() </text:span><text:span text:style-name="T23">erreicht</text:span></text:p>
        </text:list-item>
      </text:list>
      <text:p text:style-name="P24"><text:span text:style-name="T23">Task Priorität</text:span></text:p>
      <text:p text:style-name="Text_20_body"><text:span text:style-name="T24">Jedem Task wird ein Priorität von 0 bis </text:span><text:span text:style-name="T31">( configMAX_PRIORITIES - 1 ) zugewiesen. </text:span></text:p>
      <text:p text:style-name="Text_20_body"><text:span text:style-name="T31">Eine niedrige Prioritätsnummer bedeutet eine niedrige Priorität (Idle Task Priorität ist 0).</text:span></text:p>
      <text:p text:style-name="Text_20_body"><text:span text:style-name="T31">Der Scheduler preferiert Tasks mit höhere Priorität.</text:span></text:p>
      <text:p text:style-name="Text_20_body"><text:span text:style-name="T31"/></text:p>
      <text:p text:style-name="P24"><text:span text:style-name="T31">Task implementieren</text:span></text:p>
      <text:p text:style-name="Text_20_body"><text:span text:style-name="T31">Ein Task sollte folgender Struktur haben:</text:span></text:p>
      <text:p text:style-name="Preformatted_20_Text"><text:span text:style-name="T31"><text:s text:c="4"/></text:span><text:span text:style-name="T35">void vATaskFunction( void *pvParameters )</text:span></text:p>
      <text:p text:style-name="Preformatted_20_Text"><text:s text:c="4"/><text:span text:style-name="T34">{</text:span></text:p>
      <text:p text:style-name="Preformatted_20_Text"><text:s text:c="8"/><text:span text:style-name="T34">for( ;; )</text:span></text:p>
      <text:p text:style-name="Preformatted_20_Text"><text:s text:c="8"/><text:span text:style-name="T34">{</text:span></text:p>
      <text:p text:style-name="Preformatted_20_Text"><text:s text:c="12"/><text:span text:style-name="T34">-- Task application code here. --</text:span></text:p>
      <text:p text:style-name="Preformatted_20_Text"><text:s text:c="8"/><text:span text:style-name="T34">}</text:span></text:p>
      <text:p text:style-name="P42"><text:s text:c="4"/><text:span text:style-name="T34">}</text:span></text:p>
      <text:p text:style-name="Text_20_body"><text:span text:style-name="T31"/></text:p>
      <text:h text:style-name="Heading_20_3" text:outline-level="3">LWIP</text:h>
      <text:p text:style-name="Text_20_body">Als Netzwerkstack wird LWIP verwendet, da dieser gegenüber uIP viele Vorteile bietet. Zuerst <text:soft-page-break/>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
      <text:p text:style-name="Text_20_body"/>
      <text:list xml:id="list474398493" text:continue-list="list1271221350" text:style-name="L1">
        <text:list-item>
          <text:h text:style-name="P39"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38" text:outline-level="1"/>
      <text:h text:style-name="P38" text:outline-level="1"/>
      <text:h text:style-name="P38" text:outline-level="1"/>
      <text:list xml:id="list566826098" text:continue-numbering="true" text:style-name="L1">
        <text:list-item>
          <text:h text:style-name="P39" text:outline-level="1">Lumweb</text:h>
        </text:list-item>
      </text:list>
      <text:p text:style-name="Text_20_body"/>
      <text:p text:style-name="Text_20_body">Lumweb besteht aus 3 Komponenten:</text:p>
      <text:list xml:id="list1322780395" text:style-name="L4">
        <text:list-item>
          <text:p text:style-name="P20">Webserver: </text:p>
        </text:list-item>
        <text:list-item>
          <text:p text:style-name="P20">Webclient: stellt HTML Interface Seiten auf Touchscreen dar</text:p>
        </text:list-item>
        <text:list-item>
          <text:p text:style-name="P20">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41" text:outline-level="2"><draw:g text:anchor-type="paragraph" draw:z-index="0" draw:style-name="gr1"><draw:custom-shape draw:style-name="gr2" draw:text-style-name="P44" svg:width="2.4567in" svg:height="5.7087in" svg:x="0.9154in" svg:y="0.2055in"><text:p/><draw:enhanced-geometry svg:viewBox="0 0 21600 21600" draw:type="rectangle" draw:enhanced-path="M 0 0 L 21600 0 21600 21600 0 21600 0 0 Z N"/></draw:custom-shape><draw:custom-shape draw:style-name="gr3" draw:text-style-name="P46" svg:width="0.5685in" svg:height="1.3051in" svg:x="2.0071in" svg:y="1.5102in"><text:p text:style-name="P45"><text:span text:style-name="T36">Web-</text:span><text:span text:style-name="T36"><text:line-break/></text:span><text:span text:style-name="T36">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8" svg:width="1.5925in" svg:height="2.2835in" svg:x="-0.7909in" svg:y="1.0209in"><text:p text:style-name="P47"><text:span text:style-name="T37">Maschine/</text:span><text:span text:style-name="T37"><text:line-break/></text:span><text:span text:style-name="T37">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49" svg:width="0.9098in" svg:height="1.3043in" svg:x="1.848in" svg:y="4.2835in"><text:p text:style-name="P45"><text:span text:style-name="T38">Graphisches</text:span><text:span text:style-name="T38"><text:line-break/></text:span><text:span text:style-name="T38">Userinterface</text:span><text:span text:style-name="T38"><text:line-break/></text:span><text:span text:style-name="T38"><text:line-break/></text:span><text:span text:style-name="T38">Touchscreen</text:span></text:p><draw:enhanced-geometry svg:viewBox="0 0 21600 21600" draw:type="rectangle" draw:enhanced-path="M 0 0 L 21600 0 21600 21600 0 21600 0 0 Z N"/></draw:custom-shape><draw:frame draw:style-name="gr6" draw:text-style-name="P51" svg:width="2.3378in" svg:height="0.3496in" svg:x="1.0201in" svg:y="0.4173in"><draw:text-box><text:p text:style-name="P50"><text:span text:style-name="T39">Luminary LM3S9B96</text:span></text:p></draw:text-box></draw:frame><draw:custom-shape draw:style-name="gr3" draw:text-style-name="P49" svg:width="0.6362in" svg:height="0.3268in" svg:x="1.939in" svg:y="1.1839in"><text:p text:style-name="P45"><text:span text:style-name="T38">MicroSD</text:span></text:p><draw:enhanced-geometry svg:viewBox="0 0 21600 21600" draw:mirror-horizontal="false" draw:mirror-vertical="false" draw:type="rectangle" draw:enhanced-path="M 0 0 L 21600 0 21600 21600 0 21600 0 0 Z N"/></draw:custom-shape><draw:custom-shape draw:style-name="gr3" draw:text-style-name="P46" svg:width="0.3413in" svg:height="0.4894in" svg:x="3.2575in" svg:y="1.8366in"><text:p text:style-name="P45"><text:span text:style-name="T36">LAN</text:span></text:p><draw:enhanced-geometry svg:viewBox="0 0 21600 21600" draw:type="rectangle" draw:enhanced-path="M 0 0 L 21600 0 21600 21600 0 21600 0 0 Z N"/></draw:custom-shape><draw:custom-shape draw:style-name="gr2" draw:text-style-name="P44" svg:width="2.0469in" svg:height="2.7732in" svg:x="4.2134in" svg:y="0.2055in"><text:p/><draw:enhanced-geometry svg:viewBox="0 0 21600 21600" draw:type="rectangle" draw:enhanced-path="M 0 0 L 21600 0 21600 21600 0 21600 0 0 Z N"/></draw:custom-shape><draw:custom-shape draw:style-name="gr5" draw:text-style-name="P49" svg:width="0.9098in" svg:height="1.3051in" svg:x="4.7811in" svg:y="1.3472in"><text:p text:style-name="P45"><text:span text:style-name="T38">Graphisches</text:span><text:span text:style-name="T38"><text:line-break/></text:span><text:span text:style-name="T38">Userinterface</text:span><text:span text:style-name="T38"><text:line-break/></text:span><text:span text:style-name="T38"><text:line-break/></text:span><text:span text:style-name="T38">Touchscreen</text:span></text:p><draw:enhanced-geometry svg:viewBox="0 0 21600 21600" draw:type="rectangle" draw:enhanced-path="M 0 0 L 21600 0 21600 21600 0 21600 0 0 Z N"/></draw:custom-shape><draw:frame draw:style-name="gr6" draw:text-style-name="P51" svg:width="2.3378in" svg:height="0.3496in" svg:x="4.1701in" svg:y="0.402in"><draw:text-box><text:p text:style-name="P50"><text:span text:style-name="T39">Luminary LM3S9B96</text:span></text:p></draw:text-box></draw:frame><draw:custom-shape draw:style-name="gr3" draw:text-style-name="P46" draw:id="id1" svg:width="0.3413in" svg:height="0.4894in" svg:x="4.0992in" svg:y="1.8366in"><text:p text:style-name="P45"><text:span text:style-name="T36">LAN</text:span></text:p><draw:enhanced-geometry svg:viewBox="0 0 21600 21600" draw:type="rectangle" draw:enhanced-path="M 0 0 L 21600 0 21600 21600 0 21600 0 0 Z N"/></draw:custom-shape><draw:custom-shape draw:style-name="gr7" draw:text-style-name="P44" svg:width="2.0469in" svg:height="2.7724in" svg:x="4.2134in" svg:y="3.1417in"><text:p/><draw:enhanced-geometry svg:viewBox="0 0 21600 21600" draw:type="rectangle" draw:enhanced-path="M 0 0 L 21600 0 21600 21600 0 21600 0 0 Z N"/></draw:custom-shape><draw:custom-shape draw:style-name="gr8" draw:text-style-name="P49" svg:width="0.9098in" svg:height="1.3043in" svg:x="4.7811in" svg:y="4.2835in"><text:p text:style-name="P45"><text:span text:style-name="T38">Graphisches</text:span><text:span text:style-name="T38"><text:line-break/></text:span><text:span text:style-name="T38">Userinterface</text:span></text:p><text:p text:style-name="P45"><text:span text:style-name="T38">im Web-</text:span><text:span text:style-name="T38"><text:line-break/></text:span><text:span text:style-name="T38">browser</text:span></text:p><draw:enhanced-geometry svg:viewBox="0 0 21600 21600" draw:type="rectangle" draw:enhanced-path="M 0 0 L 21600 0 21600 21600 0 21600 0 0 Z N"/></draw:custom-shape><draw:frame draw:style-name="gr9" draw:text-style-name="P51" svg:width="2.2343in" svg:height="0.3496in" svg:x="4.1307in" svg:y="3.6in"><draw:text-box><text:p text:style-name="P50"><text:span text:style-name="T39">PC mit Webbrowser</text:span></text:p></draw:text-box></draw:frame><draw:custom-shape draw:style-name="gr3" draw:text-style-name="P46" svg:width="0.3413in" svg:height="0.4898in" svg:x="4.0992in" svg:y="4.772in"><text:p text:style-name="P45"><text:span text:style-name="T36">LAN</text:span></text:p><draw:enhanced-geometry svg:viewBox="0 0 21600 21600" draw:type="rectangle" draw:enhanced-path="M 0 0 L 21600 0 21600 21600 0 21600 0 0 Z N"/></draw:custom-shape><draw:line draw:style-name="gr10" draw:text-style-name="P44" svg:x1="3.8717in" svg:y1="2.0976in" svg:x2="3.8717in" svg:y2="5.0335in"><text:p/></draw:line><draw:line draw:style-name="gr10" draw:text-style-name="P44" svg:x1="3.8717in" svg:y1="5.0335in" svg:x2="4.0992in" svg:y2="5.0335in"><text:p/></draw:line><draw:line draw:style-name="gr11" draw:text-style-name="P52" svg:x1="2.5756in" svg:y1="2.0976in" svg:x2="3.2579in" svg:y2="2.0976in"><text:p text:style-name="P45"><text:span text:style-name="T37">HTTP</text:span></text:p></draw:line><draw:line draw:style-name="gr11" draw:text-style-name="P52" svg:x1="0.802in" svg:y1="2.1626in" svg:x2="1.598in" svg:y2="2.1626in"><text:p text:style-name="P45"><text:span text:style-name="T37">CAN</text:span></text:p></draw:line><draw:line draw:style-name="gr11" draw:text-style-name="P52" svg:x1="2.3256in" svg:y1="2.8154in" svg:x2="2.3256in" svg:y2="3.9571in"><text:p text:style-name="P45"><text:span text:style-name="T37">HTTP</text:span></text:p></draw:line><draw:custom-shape draw:style-name="gr3" draw:text-style-name="P46" svg:width="0.5012in" svg:height="1.3051in" svg:x="1.5063in" svg:y="1.5102in"><text:p text:style-name="P45"><text:span text:style-name="T36">Com-</text:span><text:span text:style-name="T36"><text:line-break/></text:span><text:span text:style-name="T36">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46" svg:x1="3.5992in" svg:y1="2.0976in" svg:x2="4.0996in" svg:y2="2.0976in"><text:p text:style-name="P45"><text:span text:style-name="T36">HTTP</text:span></text:p></draw:line><draw:custom-shape draw:style-name="gr3" draw:text-style-name="P44" svg:width="0.9098in" svg:height="0.3268in" svg:x="1.848in" svg:y="3.9571in"><text:p text:style-name="P45"><text:span text:style-name="T40">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9" svg:width="0.9098in" svg:height="0.3378in" svg:x="1.848in" svg:y="3.9457in"><text:p text:style-name="P45"><text:span text:style-name="T38">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9" draw:id="id2" svg:width="0.9098in" svg:height="0.3268in" svg:x="4.7811in" svg:y="1.0209in"><text:p text:style-name="P45"><text:span text:style-name="T38">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44" svg:x1="4.4402in" svg:y1="2.0811in" svg:x2="4.7811in" svg:y2="1.1839in" draw:start-shape="id1" draw:start-glue-point="1" draw:end-shape="id2" draw:end-glue-point="3" svg:d="m6390 2997h283v-704h-76v-588h284"><text:p/></draw:connector><draw:line draw:style-name="gr10" draw:text-style-name="P44"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40" text:outline-level="2"/>
      <text:h text:style-name="P41"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005173557" text:style-name="L5">
        <text:list-item>
          <text:p text:style-name="P21">Unterstützung von SSI Paramtern</text:p>
        </text:list-item>
        <text:list-item>
          <text:p text:style-name="P21">zahlreiche neue SSI Tags (siehe Dokumentation SSI Tags)</text:p>
        </text:list-item>
        <text:list-item>
          <text:p text:style-name="P21">CGI Routine zum Speichern von Werten vai ComTask</text:p>
        </text:list-item>
      </text:list>
      <text:p text:style-name="Text_20_body"/>
      <text:h text:style-name="Heading_20_4" text:outline-level="4">SSI</text:h>
      <text:p text:style-name="Text_20_body"><text:span text:style-name="T5">Server Side Includes</text:span><text:span text:style-name="T5"><text:note text:id="ftn0" text:note-class="footnote"><text:note-citation>6</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5">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43"><text:span text:style-name="Source_20_Text">&lt;!--#</text:span><text:span text:style-name="Source_20_Text"><text:span text:style-name="T26">befehl</text:span></text:span><text:span text:style-name="Source_20_Text"> </text:span><text:span text:style-name="Source_20_Text"><text:span text:style-name="T27">parametername1</text:span></text:span><text:span text:style-name="Source_20_Text">=</text:span><text:span text:style-name="Source_20_Text"><text:span text:style-name="T28">"wert"</text:span></text:span><text:span text:style-name="Source_20_Text"> </text:span><text:span text:style-name="Source_20_Text"><text:span text:style-name="T27">parametername2</text:span></text:span><text:span text:style-name="Source_20_Text">=</text:span><text:span text:style-name="Source_20_Text"><text:span text:style-name="T28">"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2051062951" text:style-name="L6">
        <text:list-item>
          <text:p text:style-name="P22">Datei von SD Karte einlesen</text:p>
        </text:list-item>
        <text:list-item>
          <text:p text:style-name="P22">Datei parsen</text:p>
        </text:list-item>
        <text:list-item>
          <text:p text:style-name="P22">Parameter für SSI Tags parsen</text:p>
        </text:list-item>
        <text:list-item>
          <text:p text:style-name="P22">SSI Tag Funktion am Server aufrufen</text:p>
        </text:list-item>
        <text:list-item>
          <text:p text:style-name="P22">aktuelle Einstellungswerte vom ComTask laden</text:p>
        </text:list-item>
        <text:list-item>
          <text:p text:style-name="P22">SSI Tag durch funktionsgeneriertes HTML ersetzen</text:p>
        </text:list-item>
        <text:list-item>
          <text:p text:style-name="P22">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723989567" text:style-name="L7">
        <text:list-item>
          <text:p text:style-name="P23">Parameterstring parsen</text:p>
        </text:list-item>
        <text:list-item>
          <text:p text:style-name="P23">Überprüfung ob valider Wert (nur Nummern als Parameter)</text:p>
        </text:list-item>
        <text:list-item>
          <text:p text:style-name="P23">Wert per ComTask setzen</text:p>
        </text:list-item>
        <text:list-item>
          <text:p text:style-name="P23">Wert per ComTask zurücklesen (Kontrolle ob erfolgreich gesetzt)</text:p>
        </text:list-item>
        <text:list-item>
          <text:p text:style-name="P23">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2072121104" text:style-name="L8">
        <text:list-item>
          <text:p text:style-name="P25">Tag</text:p>
        </text:list-item>
        <text:list-item>
          <text:p text:style-name="P33"><text:s/>&lt;!--#DateTime--&gt;</text:p>
        </text:list-item>
        <text:list-item>
          <text:p text:style-name="P25">Parameter</text:p>
        </text:list-item>
        <text:list-item>
          <text:p text:style-name="P34">keine</text:p>
        </text:list-item>
      </text:list>
      <text:h text:style-name="Heading_20_5" text:outline-level="5">NumberInputField</text:h>
      <text:p text:style-name="Text_20_body">Erzeugt ein HTML Text Feld samt + und - Buttons</text:p>
      <text:list xml:id="list986323804" text:continue-numbering="true" text:style-name="L8">
        <text:list-item>
          <text:p text:style-name="P25">Tag</text:p>
        </text:list-item>
        <text:list-item>
          <text:p text:style-name="P33"><text:s/>&lt;!--#NumberInputField id=foo label=bar--&gt;</text:p>
        </text:list-item>
        <text:list-item>
          <text:p text:style-name="P33"><text:s/>&lt;!--#NumberInputField id=foo label=bar max=24 min=0--&gt;</text:p>
        </text:list-item>
        <text:list-item>
          <text:p text:style-name="P25">Parameter</text:p>
        </text:list-item>
        <text:list-item>
          <text:p text:style-name="P34">id: Canbus ID</text:p>
        </text:list-item>
        <text:list-item>
          <text:p text:style-name="P34">label: Name des Labels</text:p>
        </text:list-item>
        <text:list-item>
          <text:p text:style-name="P34">max: Maximalwert <text:span text:style-name="T2">(optional)</text:span></text:p>
        </text:list-item>
        <text:list-item>
          <text:p text:style-name="P34">min: Minimalwert <text:span text:style-name="T2">(optional)</text:span></text:p>
        </text:list-item>
      </text:list>
      <text:h text:style-name="Heading_20_5" text:outline-level="5">SubmitInputField</text:h>
      <text:p text:style-name="Text_20_body">Erzeugt einen HTML Button zum Speichern der Werte</text:p>
      <text:list xml:id="list1339494013" text:continue-numbering="true" text:style-name="L8">
        <text:list-item>
          <text:p text:style-name="P25">Tag</text:p>
        </text:list-item>
        <text:list-item>
          <text:p text:style-name="P33"><text:s/>&lt;!--#SubmitInputField label=foo ajax_id=bar--&gt;</text:p>
        </text:list-item>
        <text:list-item>
          <text:p text:style-name="P25">Parameter</text:p>
        </text:list-item>
        <text:list-item>
          <text:p text:style-name="P34">label: Name des Labels</text:p>
        </text:list-item>
        <text:list-item>
          <text:p text:style-name="P34">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502200782" text:continue-numbering="true" text:style-name="L8">
        <text:list-item>
          <text:p text:style-name="P25">Tag</text:p>
        </text:list-item>
        <text:list-item>
          <text:p text:style-name="P33"><text:s/>&lt;!--#SavedParams--&gt;</text:p>
        </text:list-item>
        <text:list-item>
          <text:p text:style-name="P25">Parameter</text:p>
        </text:list-item>
        <text:list-item>
          <text:p text:style-name="P34">keine</text:p>
        </text:list-item>
      </text:list>
      <text:h text:style-name="Heading_20_5" text:outline-level="5">CheckboxInputField</text:h>
      <text:p text:style-name="Text_20_body">Erzeugt eine HTML Checkbox.</text:p>
      <text:list xml:id="list1310066197" text:continue-numbering="true" text:style-name="L8">
        <text:list-item>
          <text:p text:style-name="P25">Tag</text:p>
        </text:list-item>
        <text:list-item>
          <text:p text:style-name="P33"><text:s/>&lt;!--#CheckboxInputField--&gt;</text:p>
        </text:list-item>
        <text:list-item>
          <text:p text:style-name="P25">Parameter</text:p>
        </text:list-item>
        <text:list-item>
          <text:p text:style-name="P34">id: Canbus ID</text:p>
        </text:list-item>
        <text:list-item>
          <text:p text:style-name="P34">label: Name des Labels</text:p>
        </text:list-item>
      </text:list>
      <text:p text:style-name="P10"/>
      <text:p text:style-name="Text_20_body"/>
      <text:h text:style-name="P41" text:outline-level="2"><text:bookmark-start text:name="_Toc183831912"/>W<text:bookmark-end text:name="_Toc183831912"/>ebclient</text:h>
      <text:h text:style-name="Heading_20_3" text:outline-level="3">3.1<text:tab/>Interface</text:h>
      <text:h text:style-name="P38" text:outline-level="1"/>
      <text:h text:style-name="P41"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8">xComQueue</text:span><text:span text:style-name="T7"> </text:span><text:span text:style-name="T11">zu. Dieser gibt die Antwort über </text:span><text:span text:style-name="T9">xHttpdQueue </text:span><text:span text:style-name="T11">an den Task zurück. Die Queues verwenden die Struktur </text:span><text:span text:style-name="T9">xComMessage</text:span><text:span text:style-name="T11"> zum Nachrichtenaustausch. <text:s/>Nachdem ein Task eine Anfrage an ComTask geschickt hat, muss dieser Task pausiert werden (suspend). <text:s/></text:span><text:span text:style-name="T9">XcomMessage </text:span><text:span text:style-name="T11">muss einen TaskHandler (taskToResume) enthalten, der auf den aktuellen Task (den Anfragenden) zeigt. Der ComTask verwendet diesen TaskHandler um den anfragenden Task wieder aufzuwecken, nachdem die Antwort in die <text:s/></text:span><text:span text:style-name="T9">xHttpdQueue </text:span><text:span text:style-name="T11">enqueued wurde.</text:span></text:p>
      <text:p text:style-name="Text_20_body"><text:span text:style-name="T11"/></text:p>
      <text:h text:style-name="Heading_20_4" text:outline-level="4"><text:span text:style-name="T11">Kommunikation mit der Maschine<text:tab/></text:span></text:h>
      <text:p text:style-name="Text_20_body"><text:span text:style-name="T11">Der ComTask stellt zwei Funktionen zur Verfügung, in denen der Zugriff auf die spezielle Maschine implementiert werden muss, zum Beispiel über Can Bus oder RS232. </text:span></text:p>
      <text:p text:style-name="Text_20_body"><text:span text:style-name="T11">Folgende Methoden müssen implementiert werden:</text:span></text:p>
      <text:list xml:id="list530466268" text:style-name="L9">
        <text:list-item>
          <text:p text:style-name="P26"><text:span text:style-name="T25">int</text:span><text:span text:style-name="T13"> </text:span><text:span text:style-name="T14">sendToMachine</text:span><text:span text:style-name="T13">(</text:span><text:span text:style-name="T25">char</text:span><text:span text:style-name="T13">* id, </text:span><text:span text:style-name="T25">int</text:span><text:span text:style-name="T13"> value)</text:span></text:p>
        </text:list-item>
        <text:list-item>
          <text:p text:style-name="P17"><text:span text:style-name="T25">int</text:span><text:span text:style-name="T13"> </text:span><text:span text:style-name="T14">getFormMachine</text:span><text:span text:style-name="T13">(</text:span><text:span text:style-name="T25">char</text:span><text:span text:style-name="T13">* id)</text:span></text:p>
        </text:list-item>
      </text:list>
      <text:p text:style-name="Text_20_body"><text:span text:style-name="T13"/></text:p>
      <text:h text:style-name="Heading_20_5" text:outline-level="5"><text:span text:style-name="T13">sendToMachine</text:span></text:h>
      <text:p text:style-name="Text_20_body"><text:span text:style-name="T13">Mit dieser Funktion wird ein Wert an die Maschine gesendet. Dazu wird die ID der Einstellung und der Wert der Einstellung übergeben. Diese Ids werden in den SSI Dateien (Interface) definiert. Die </text:span><text:soft-page-break/><text:span text:style-name="T13">ID muss gegebenenfalls noch in eine für die Maschine verarbeitbare Form umgewandelt werden. Der Rückgabewert ist entweder:</text:span></text:p>
      <text:list xml:id="list1255522928" text:style-name="L10">
        <text:list-item>
          <text:p text:style-name="P27"><text:span text:style-name="T13">0 → Wert erfolgreich gesendet</text:span></text:p>
        </text:list-item>
        <text:list-item>
          <text:p text:style-name="P27"><text:span text:style-name="T13">ungleich 0 → Fehler beim Senden</text:span></text:p>
        </text:list-item>
      </text:list>
      <text:p text:style-name="Text_20_body"><text:span text:style-name="T13"/></text:p>
      <text:h text:style-name="Heading_20_5" text:outline-level="5"><text:span text:style-name="T13">getFromMachine</text:span></text:h>
      <text:p text:style-name="Text_20_body"><text:span text:style-name="T13">Diese Funktion lest eine Option von der Maschine und gibt den Wert zurück. Dazu wird der Funktion die ID der Option übergeben. Diese Ids werden in den SSI Dateien (Interface) definiert.</text:span></text:p>
      <text:p text:style-name="Text_20_body"><text:span text:style-name="T13"/></text:p>
      <text:p text:style-name="P8"><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19</text:page-number> von <text:page-count>19</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9T10:20:47</dc:date>
    <meta:editing-duration>PT08H53M41S</meta:editing-duration>
    <meta:editing-cycles>118</meta:editing-cycles>
    <meta:generator>OpenOffice.org/3.2$Unix OpenOffice.org_project/320m12$Build-9483</meta:generator>
    <meta:document-statistic meta:table-count="1" meta:image-count="0" meta:object-count="0" meta:page-count="19" meta:paragraph-count="225" meta:word-count="2043" meta:character-count="14251"/>
    <meta:user-defined meta:name="Info 1"/>
    <meta:user-defined meta:name="Info 2"/>
    <meta:user-defined meta:name="Info 3"/>
    <meta:user-defined meta:name="Info 4"/>
  </office:meta>
</office:document-meta>
</file>